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423" officeooo:paragraph-rsid="00197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_id":"🌠","value":["space"]}</text:p>
      <text:p text:style-name="P1">{"_id":"nextbevel","value":{"related":["3d photography","bevel"]}}</text:p>
      <text:p text:style-name="P1">{"_id":"bevel","value":{"related":["3d photography","nextbevel","paul","scan"]}}</text:p>
      <text:p text:style-name="P1">{"_id":"cad","value":{"related":["Matter and Form","adobe flash","animal","bear","bevel","bird","solidworks","character","dessert","matter and form","matterandform","matterform","paul","robobrrd","robot","scan"]}}</text:p>
      <text:p text:style-name="P1">{"_id":"Scan","value":{"related":["Matter and Form","adobe flash","animal","bevel","bird","cad","character","dessert","matter and form","matterandform","matterform","paul","robobrrd","robot","scan"]}}</text:p>
      <text:p text:style-name="P1">{"_id":"scan","value":{"related":["Matter and Form","adobe flash","animal","bevel","bird","cad","character","dessert","matter and form","matterandform","matterform","paul","robobrrd","robot","small","throwback"]}}</text:p>
      <text:p text:style-name="P1">{"_id":"matter and form","value":{"related":["Matter and Form","scan","matterandform"]}}</text:p>
      <text:p text:style-name="P1">{"_id":"Matter and Form","value":{"related":["Scan","matter and form"]}}</text:p>
      <text:p text:style-name="P1">{"_id":"throwback","value":{"related":["adobe flash","matterform","scan"]}}</text:p>
      <text:p text:style-name="P1">{"_id":"matterform","value":{"related":["adobe flash","scan","throwback"]}}</text:p>
      <text:p text:style-name="P1">{"_id":"small","value":{"related":["animal","scan"]}}</text:p>
      <text:p text:style-name="P1">{"_id":"toy","value":{"related":["barney"]}}</text:p>
      <text:p text:style-name="P1">{"_id":"hat","value":{"related":["bear","cad","colourful","elastics","fun"]}}</text:p>
      <text:p text:style-name="P1">{"_id":"hair","value":{"related":["bear","colourful","elastics","fun"]}}</text:p>
      <text:p text:style-name="P1">{"_id":"paul","value":{"related":["bevel","matterandform","scan","sword"]}}</text:p>
      <text:p text:style-name="P1">{"_id":"3d photography","value":{"related":["bevel","nextbevel"]}}</text:p>
      <text:p text:style-name="P1">{"_id":"robot","value":{"related":["bird","blender","character","robobrrd","scan"]}}</text:p>
      <text:p text:style-name="P1">{"_id":"robobrrd","value":{"related":["bird","robot","scan"]}}</text:p>
      <text:p text:style-name="P1">{"_id":"zelda","value":{"related":["blender"]}}</text:p>
      <text:p text:style-name="P1">{"_id":"character","value":{"related":["blender","robot","scan"]}}</text:p>
      <text:p text:style-name="P1">{"_id":"solidworks","value":{"related":["cad"]}}</text:p>
      <text:p text:style-name="P1">{"_id":"track","value":{"related":["caribou","music"]}}</text:p>
      <text:p text:style-name="P1">{"_id":"music","value":{"related":["caribou","track"]}}</text:p>
      <text:p text:style-name="P1">{"_id":"blender","value":{"related":["character","robot","zelda"]}}</text:p>
      <text:p text:style-name="P1">{"_id":"fun","value":{"related":["colourful","elastics","hair"]}}</text:p>
      <text:p text:style-name="P1">{"_id":"elastics","value":{"related":["colourful","fun","hair"]}}</text:p>
      <text:p text:style-name="P1">{"_id":"colourful","value":{"related":["elastics","fun","hair"]}}</text:p>
      <text:p text:style-name="P1">{"_id":"bear","value":{"related":["hat"]}}</text:p>
      <text:p text:style-name="P1">{"_id":"matterandform","value":{"related":["matter and form","paul","scan","sword"]}}</text:p>
      <text:p text:style-name="P1">{"_id":"sword","value":{"related":["matterandform","paul"]}}</text:p>
      <text:p text:style-name="P1">{"_id":"adobe flash","value":{"related":["matterform","scan","throwback"]}}</text:p>
      <text:p text:style-name="P1">{"_id":"sculture","value":{"related":["mushroom"]}}</text:p>
      <text:p text:style-name="P1">{"_id":"caribou","value":{"related":["music","track"]}}</text:p>
      <text:p text:style-name="P1">{"_id":"space","value":{"related":["nasa","probe","spaaaaace","voyager","🌠"]}}</text:p>
      <text:p text:style-name="P1">{"_id":"sesame street","value":{"related":["oscar the grouch"]}}</text:p>
      <text:p text:style-name="P1">{"_id":"bird","value":{"related":["robobrrd","robot","scan"]}}</text:p>
      <text:p text:style-name="P1">{"_id":"dessert","value":{"related":["scan"]}}</text:p>
      <text:p text:style-name="P1">{"_id":"animal","value":{"related":["scan","small"]}}</text:p>
      <text:p text:style-name="P1">{"_id":"mushroom","value":{"related":["sculture"]}}</text:p>
      <text:p text:style-name="P1">{"_id":"oscar the grouch","value":{"related":["sesame street"]}}</text:p>
      <text:p text:style-name="P1">{"_id":"nasa","value":{"related":["space"]}}</text:p>
      <text:p text:style-name="P1">{"_id":"probe","value":{"related":["space"]}}</text:p>
      <text:p text:style-name="P1">{"_id":"spaaaaace","value":{"related":["space"]}}</text:p>
      <text:p text:style-name="P1"><text:soft-page-break/>{"_id":"voyager","value":{"related":["space"]}}</text:p>
      <text:p text:style-name="P1">{"_id":"barney","value":{"related":["toy"]}}</text:p>
      <text:p text:style-name="P1">mapReduce: 300m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5:50:26.429598454</meta:creation-date>
    <dc:date>2015-08-12T15:51:22.370743367</dc:date>
    <meta:editing-duration>P0D</meta:editing-duration>
    <meta:editing-cycles>1</meta:editing-cycles>
    <meta:document-statistic meta:table-count="0" meta:image-count="0" meta:object-count="0" meta:page-count="2" meta:paragraph-count="46" meta:word-count="84" meta:character-count="3254" meta:non-whitespace-character-count="3170"/>
    <meta:generator>LibreOffice/4.2.8.2$Linux_X86_64 LibreOffice_project/420m0$Build-2</meta:generator>
  </office:meta>
</office:document-meta>
</file>